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154in"/>
    </style:style>
    <style:style style:name="co12" style:family="table-column">
      <style:table-column-properties fo:break-before="auto" style:column-width="1.3228in"/>
    </style:style>
    <style:style style:name="co13" style:family="table-column">
      <style:table-column-properties fo:break-before="auto" style:column-width="1.4425in"/>
    </style:style>
    <style:style style:name="co14" style:family="table-column">
      <style:table-column-properties fo:break-before="auto" style:column-width="1.128in"/>
    </style:style>
    <style:style style:name="co15" style:family="table-column">
      <style:table-column-properties fo:break-before="auto" style:column-width="1.3902in"/>
    </style:style>
    <style:style style:name="co16" style:family="table-column">
      <style:table-column-properties fo:break-before="auto" style:column-width="1.3472in"/>
    </style:style>
    <style:style style:name="co17" style:family="table-column">
      <style:table-column-properties fo:break-before="auto" style:column-width="0.9744in"/>
    </style:style>
    <style:style style:name="co18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5in">
              <dc:creator>LS</dc:creator>
              <dc:date>2018-11-29T00:00:00</dc:date>
              <text:p text:style-name="P1">CanvasExtract-flow.js:718:7-15: Rectangle</text:p>
              <text:p text:style-name="P1">CanvasExtract-flow.js:718:19-33: Rectangle</text:p>
              <text:p text:style-name="P1">CanvasExtract-flow.js:718:23-31: [class: Rectangle]</text:p>
              <text:p text:style-name="P1">CanvasExtract-flow.js:778:13-17: Rectangle</text:p>
              <text:p text:style-name="P1">CanvasExtract-flow.js:803:13-29: Rectangle</text:p>
              <text:p text:style-name="P1">CanvasExtract-flow.js:803:21-29: Rectangle</text:p>
              <text:p text:style-name="P1">CanvasExtract-flow.js:804:13-17: Rectangle</text:p>
              <text:p text:style-name="P1">CanvasExtract-flow.js:805:13-17: Rectangle</text:p>
              <text:p text:style-name="P1">CanvasExtract-flow.js:808:23-27: Rectangle</text:p>
              <text:p text:style-name="P1">CanvasExtract-flow.js:809:24-28: Rectangle</text:p>
              <text:p text:style-name="P1">CanvasExtract-flow.js:812:49-53: Rectangle</text:p>
              <text:p text:style-name="P1">CanvasExtract-flow.js:812:71-75: Rectangle</text:p>
              <text:p text:style-name="P1">CanvasExtract-flow.js:833:13-17: Rectangle</text:p>
              <text:p text:style-name="P1">CanvasExtract-flow.js:858:13-29: Rectangle</text:p>
              <text:p text:style-name="P1">CanvasExtract-flow.js:858:21-29: Rectangle</text:p>
              <text:p text:style-name="P1">CanvasExtract-flow.js:859:13-17: Rectangle</text:p>
              <text:p text:style-name="P1">CanvasExtract-flow.js:860:13-17: Rectangle</text:p>
              <text:p text:style-name="P1">CanvasExtract-flow.js:863:43-47: Rectangle</text:p>
              <text:p text:style-name="P1">CanvasExtract-flow.js:863:69-73: Rectangle</text:p>
            </office:annotation>
            <text:p>19</text:p>
          </table:table-cell>
        </table:table-row>
        <table:table-row table:style-name="ro6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63in">
              <dc:creator>LS</dc:creator>
              <dc:date>2018-11-29T00:00:00</dc:date>
              <text:p text:style-name="P1">CanvasExtract-flow.js:783:35-47: [class: RenderTexture]</text:p>
              <text:p text:style-name="P1">CanvasExtract-flow.js:838:35-47: [class: RenderTexture]</text:p>
            </office:annotation>
            <text:p>2</text:p>
          </table:table-cell>
        </table:table-row>
        <table:table-row table:style-name="ro6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461in">
              <dc:creator>LS</dc:creator>
              <dc:date>2018-11-29T00:00:00</dc:date>
              <text:p text:style-name="P1">CanvasExtract-flow.js:811:15-26: CanvasRenderTarget</text:p>
              <text:p text:style-name="P1">CanvasExtract-flow.js:811:30-66: CanvasRenderTarget</text:p>
              <text:p text:style-name="P1">CanvasExtract-flow.js:811:34-51: [class: CanvasRenderTarget]</text:p>
              <text:p text:style-name="P1">CanvasExtract-flow.js:814:9-20: CanvasRenderTarget</text:p>
              <text:p text:style-name="P1">CanvasExtract-flow.js:817:16-27: CanvasRenderTarget</text:p>
            </office:annotation>
            <text:p>5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346in" draw:caption-point-x="-0.2402in" draw:caption-point-y="0.5949in">
              <dc:creator>LS</dc:creator>
              <dc:date>2018-11-29T00:00:00</dc:date>
              <text:p text:style-name="P1">CanvasExtract-flow.js:877:1-14: [class: CanvasRenderer]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>
          <table:table-cell table:number-columns-repeated="3"/>
        </table:table-row>
      </table:table>
      <table:table table:name="CanvasRenderer" table:style-name="ta1" table:print="false">
        <table:table-column table:style-name="co11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in" draw:caption-point-x="-0.2402in" draw:caption-point-y="0.1701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in" draw:caption-point-x="-0.2402in" draw:caption-point-y="0.3362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5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5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6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3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7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18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2" table:default-cell-style-name="ce2"/>
        <table:table-column table:style-name="co2" table:number-columns-repeated="2" table:default-cell-style-name="ce9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19" draw:text-style-name="P1" svg:width="1.1413in" svg:height="5.0555in" svg:x="3.3319in" svg:y="0.0154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3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201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0" draw:text-style-name="P1" svg:width="1.1413in" svg:height="4.589in" svg:x="3.3319in" svg:y="0.0201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25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1" draw:text-style-name="P1" svg:width="1.1413in" svg:height="2.5673in" svg:x="3.3319in" svg:y="0.025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2" draw:text-style-name="P1" svg:width="1.1413in" svg:height="3.5004in" svg:x="3.331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3" draw:text-style-name="P1" svg:width="1.1413in" svg:height="3.0339in" svg:x="3.3319in" svg:y="0.2874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18" draw:text-style-name="P1" svg:width="1.1413in" svg:height="2.4118in" svg:x="3.3319in" svg:y="0.463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3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24" draw:text-style-name="P1" svg:width="1.1413in" svg:height="3.3449in" svg:x="3.3319in" svg:y="0.639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146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Ellipse</text:p>
          </table:table-cell>
          <table:table-cell/>
          <table:table-cell office:value-type="float" office:value="4">
            <office:annotation draw:style-name="gr24" draw:text-style-name="P1" svg:width="1.1413in" svg:height="3.3449in" svg:x="3.3319in" svg:y="0.9906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5" draw:text-style-name="P1" svg:width="1.1413in" svg:height="10.3429in" svg:x="3.3319in" svg:y="1.1661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3417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6" draw:text-style-name="P1" svg:width="1.1413in" svg:height="5.211in" svg:x="3.3319in" svg:y="1.6937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3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3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3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in" draw:caption-point-x="-0.2402in" draw:caption-point-y="0.1646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7" draw:text-style-name="P1" svg:width="1.1413in" svg:height="1.9453in" svg:x="3.4512in" svg:y="0in" draw:caption-point-x="-0.2402in" draw:caption-point-y="0.3252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7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MaskManager" table:style-name="ta1" table:print="false">
        <table:table-column table:style-name="co14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28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29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0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1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3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2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24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3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16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4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5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6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17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37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8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7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39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18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11/29/2018</text:date>, <text:time>17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1-29T17:02:19</dc:date>
    <dc:creator>Leonardo Silva</dc:creator>
    <meta:editing-duration>P2DT11H58M19S</meta:editing-duration>
    <meta:editing-cycles>184</meta:editing-cycles>
    <meta:generator>OpenOffice/4.1.5$Unix OpenOffice.org_project/415m1$Build-9789</meta:generator>
    <meta:document-statistic meta:table-count="54" meta:cell-count="753" meta:object-count="0"/>
  </office:meta>
</office:document-meta>
</file>